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2, C1513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17:21:58.801032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7:22:26.242907682</dc:date>
    <meta:editing-duration>PT4H7M45S</meta:editing-duration>
    <meta:editing-cycles>103</meta:editing-cycles>
    <meta:generator>LibreOffice/6.0.5.2$Linux_X86_64 LibreOffice_project/00$Build-2</meta:generator>
    <meta:document-statistic meta:table-count="1" meta:cell-count="1423" meta:object-count="0"/>
  </office:meta>
</office:document-meta>
</file>